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officeooo:rsid="0007940b" officeooo:paragraph-rsid="0007940b"/>
    </style:style>
    <style:style style:name="P2" style:family="paragraph" style:parent-style-name="Standard">
      <style:text-properties fo:language="en" fo:country="US" officeooo:rsid="0007c9fa" officeooo:paragraph-rsid="00084e62"/>
    </style:style>
    <style:style style:name="P3" style:family="paragraph" style:parent-style-name="Standard">
      <style:text-properties fo:language="en" fo:country="US" officeooo:rsid="0007c9fa" officeooo:paragraph-rsid="000d2500"/>
    </style:style>
    <style:style style:name="P4" style:family="paragraph" style:parent-style-name="Standard">
      <style:text-properties fo:language="en" fo:country="US" officeooo:rsid="000da4f0" officeooo:paragraph-rsid="000da4f0"/>
    </style:style>
    <style:style style:name="P5" style:family="paragraph" style:parent-style-name="Standard">
      <style:text-properties fo:language="en" fo:country="US" officeooo:rsid="000dafa4" officeooo:paragraph-rsid="000dafa4"/>
    </style:style>
    <style:style style:name="P6" style:family="paragraph" style:parent-style-name="Standard">
      <style:text-properties officeooo:paragraph-rsid="000ae81e"/>
    </style:style>
    <style:style style:name="P7" style:family="paragraph" style:parent-style-name="Standard">
      <style:text-properties officeooo:rsid="000ae81e" officeooo:paragraph-rsid="000ae81e"/>
    </style:style>
    <style:style style:name="P8" style:family="paragraph" style:parent-style-name="Standard">
      <style:text-properties officeooo:rsid="000da4f0" officeooo:paragraph-rsid="000da4f0"/>
    </style:style>
    <style:style style:name="P9" style:family="paragraph" style:parent-style-name="Standard">
      <style:text-properties officeooo:rsid="000dafa4" officeooo:paragraph-rsid="000dafa4"/>
    </style:style>
    <style:style style:name="P10" style:family="paragraph" style:parent-style-name="Standard">
      <style:text-properties officeooo:rsid="0011b57e" officeooo:paragraph-rsid="0011b57e"/>
    </style:style>
    <style:style style:name="P11" style:family="paragraph" style:parent-style-name="Standard">
      <style:text-properties officeooo:rsid="00130ed3" officeooo:paragraph-rsid="00130ed3"/>
    </style:style>
    <style:style style:name="P12" style:family="paragraph" style:parent-style-name="Standard">
      <style:text-properties officeooo:rsid="00130ed3" officeooo:paragraph-rsid="0013cddf"/>
    </style:style>
    <style:style style:name="P13" style:family="paragraph" style:parent-style-name="Standard">
      <style:text-properties officeooo:rsid="00153aee" officeooo:paragraph-rsid="00153aee"/>
    </style:style>
    <style:style style:name="P14" style:family="paragraph" style:parent-style-name="Standard">
      <style:text-properties officeooo:rsid="00164f28" officeooo:paragraph-rsid="00164f28"/>
    </style:style>
    <style:style style:name="P15" style:family="paragraph" style:parent-style-name="Standard">
      <style:text-properties officeooo:rsid="0016b488" officeooo:paragraph-rsid="0016b488"/>
    </style:style>
    <style:style style:name="P16" style:family="paragraph" style:parent-style-name="Standard">
      <style:text-properties officeooo:rsid="00193542" officeooo:paragraph-rsid="00193542"/>
    </style:style>
    <style:style style:name="P17" style:family="paragraph" style:parent-style-name="Standard">
      <style:text-properties officeooo:rsid="0019419d" officeooo:paragraph-rsid="0019419d"/>
    </style:style>
    <style:style style:name="P18" style:family="paragraph" style:parent-style-name="Preformatted_20_Text">
      <style:text-properties officeooo:paragraph-rsid="000ae81e"/>
    </style:style>
    <style:style style:name="P19" style:family="paragraph" style:parent-style-name="Preformatted_20_Text">
      <style:text-properties officeooo:rsid="000ae81e" officeooo:paragraph-rsid="000ae81e"/>
    </style:style>
    <style:style style:name="P20" style:family="paragraph" style:parent-style-name="Preformatted_20_Text">
      <style:paragraph-properties fo:margin-top="0cm" fo:margin-bottom="0.499cm" loext:contextual-spacing="false"/>
    </style:style>
    <style:style style:name="T1" style:family="text">
      <style:text-properties fo:language="en" fo:country="US"/>
    </style:style>
    <style:style style:name="T2" style:family="text">
      <style:text-properties fo:language="en" fo:country="US" officeooo:rsid="0009ff48"/>
    </style:style>
    <style:style style:name="T3" style:family="text">
      <style:text-properties fo:language="en" fo:country="US" officeooo:rsid="000a125c"/>
    </style:style>
    <style:style style:name="T4" style:family="text">
      <style:text-properties fo:language="en" fo:country="US" officeooo:rsid="000ae349"/>
    </style:style>
    <style:style style:name="T5" style:family="text">
      <style:text-properties fo:language="en" fo:country="US" officeooo:rsid="000ae81e"/>
    </style:style>
    <style:style style:name="T6" style:family="text">
      <style:text-properties fo:language="en" fo:country="US" officeooo:rsid="0011b57e" fo:background-color="#ffff00" loext:char-shading-value="0"/>
    </style:style>
    <style:style style:name="T7" style:family="text">
      <style:text-properties fo:language="en" fo:country="US" officeooo:rsid="000ca02b"/>
    </style:style>
    <style:style style:name="T8" style:family="text">
      <style:text-properties fo:language="en" fo:country="US" officeooo:rsid="000ea24a"/>
    </style:style>
    <style:style style:name="T9" style:family="text">
      <style:text-properties fo:language="en" fo:country="US" officeooo:rsid="00104bcd"/>
    </style:style>
    <style:style style:name="T10" style:family="text">
      <style:text-properties fo:language="en" fo:country="US" officeooo:rsid="0011b57e"/>
    </style:style>
    <style:style style:name="T11" style:family="text">
      <style:text-properties fo:language="en" fo:country="US" officeooo:rsid="00130ed3"/>
    </style:style>
    <style:style style:name="T12" style:family="text">
      <style:text-properties fo:language="en" fo:country="US" officeooo:rsid="0013cddf"/>
    </style:style>
    <style:style style:name="T13" style:family="text">
      <style:text-properties fo:language="en" fo:country="US" officeooo:rsid="0016b488"/>
    </style:style>
    <style:style style:name="T14" style:family="text">
      <style:text-properties fo:language="en" fo:country="US" officeooo:rsid="0018a934"/>
    </style:style>
    <style:style style:name="T15" style:family="text">
      <style:text-properties fo:language="en" fo:country="US" officeooo:rsid="00193542"/>
    </style:style>
    <style:style style:name="T16" style:family="text">
      <style:text-properties fo:language="en" fo:country="US" officeooo:rsid="0019419d"/>
    </style:style>
    <style:style style:name="T17" style:family="text">
      <style:text-properties officeooo:rsid="00084e62"/>
    </style:style>
    <style:style style:name="T18" style:family="text">
      <style:text-properties officeooo:rsid="000d2500"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terial &amp; methods</text:p>
      <text:p text:style-name="P1"/>
      <text:p text:style-name="P5">Implementation of the median filter</text:p>
      <text:p text:style-name="P1"/>
      <text:p text:style-name="P3">A median filter is a filter that will compute for each pixel of the starting image <text:span text:style-name="T17">the median value of all pixels in the neighborhood of this pixel. This implementation is based on the median filter function of the <text:s/>TIMES module of J.-C. Taveau (</text:span><text:span text:style-name="T18">https://github.com/crazybiocomputing/times</text:span><text:span text:style-name="T17">).</text:span></text:p>
      <text:p text:style-name="P3"/>
      <text:p text:style-name="P3"><text:span text:style-name="T17">A kernel is used to access all the pixel in a neighborhood. A kernel is a small matrix that specify which are in the neighborhood or not of the central pixel in the kernel. They can be of varying size and shape, such as square or circular. This implementation of the median filter take as argument a kernel as defined by the TIMES module of J.-C. Taveau. It consist of an object that contain for each pixel in a kernel the offset in x-coordinate and the offset in y-coordinate of that pixel compared to the central pixel of the kernel. Thus from the coordinate of a single pixel it is possible to find the coordinate of all the pixel in his neighborhood.</text:span></text:p>
      <text:p text:style-name="P2"/>
      <text:p text:style-name="P6"><text:span text:style-name="T2">From these coordinate the pixels value can then be accessed, and are then stored in an array. The next step in the median filter is then to sort this array of value. This implementation of the median </text:span><text:span text:style-name="T3">filter </text:span><text:span text:style-name="T2">use </text:span><text:span text:style-name="T3">the </text:span>OpenGL Shading Language (GLSL)<text:span text:style-name="T3"> for executing code on the GPU. GLSL doesn’t allow the use of recursivity, which mean a sorting algorithm that doesn’t use it had to be implemented. </text:span><text:span text:style-name="T4">The sorting algorithm that has been implemented</text:span><text:span text:style-name="T3"> </text:span><text:span text:style-name="T5">is the bubble sort algorithm. Here is a pseudo-code :</text:span></text:p>
      <text:p text:style-name="P7"><text:span text:style-name="T5"/></text:p>
      <text:p text:style-name="P19"><text:span text:style-name="T1"><text:tab/>a: an array of sortable element of length N</text:span></text:p>
      <text:p text:style-name="P19"><text:span text:style-name="T5"/></text:p>
      <text:p text:style-name="P18"><text:span text:style-name="T5"><text:s text:c="6"/>swapped = true</text:span></text:p>
      <text:p text:style-name="Preformatted_20_Text"><text:s text:c="6"/>while swapped</text:p>
      <text:p text:style-name="Preformatted_20_Text"><text:s text:c="8"/>swapped = false</text:p>
      <text:p text:style-name="Preformatted_20_Text"><text:s text:c="8"/>for j from 0 to N - 1</text:p>
      <text:p text:style-name="Preformatted_20_Text"><text:s text:c="11"/>if a[j] &gt; a[j + 1]</text:p>
      <text:p text:style-name="Preformatted_20_Text"><text:s text:c="14"/>swap( a[j], a[j + 1] )</text:p>
      <text:p text:style-name="P20"><text:s text:c="14"/>swapped = true</text:p>
      <text:p text:style-name="P6"><text:span text:style-name="T5">From the sorted array obtained after running the bubble sort, the median is then defined as </text:span><text:span text:style-name="T7">N/2 element of the array (assuming the kernel contain always contain an odd number of pixels). This whole process is repeated on all the pixels of the starting image to obtain the filtered image.</text:span></text:p>
      <text:p text:style-name="P6"><text:span text:style-name="T7"/></text:p>
      <text:p text:style-name="P9"><text:span text:style-name="T1">Benchmarking</text:span></text:p>
      <text:p text:style-name="P9"><text:span text:style-name="T1"/></text:p>
      <text:p text:style-name="P9"><text:span text:style-name="T1">Benchmarking analysis is <text:s/>widely used to assess the relative performance of a function[^Fle1896] by comparing the performance of various algorithms and their implementation. In this rapport, only the relative speed of different analysis will be taken into consideration. The ImageJ and the TIMES modules CPU implementation of the median filter will be compared to our WebGL implementation. <text:s/></text:span><text:span text:style-name="T8">The speed of the implementations will be computed for f</text:span><text:span text:style-name="T1">ive different sizes of image (180x144, 360x288, 540x432, 720x576 and 900x720) and two different size of kernel (3x3 and 7x7 circular kernel) </text:span><text:span text:style-name="T8">and three types of images (8-bit, 16-bit and float-32 or (or 32-bit for ImageJ)). </text:span><text:span text:style-name="T9">For each combination of parameters the function will be run 1000 times (except for the CPU implementation for the 3 larger size of image which are run 100 times).</text:span></text:p>
      <text:p text:style-name="P9"><text:span text:style-name="T9"/></text:p>
      <text:p text:style-name="P9"><text:span text:style-name="T9"/></text:p>
      <text:p text:style-name="P9"><text:span text:style-name="T9"/></text:p>
      <text:p text:style-name="P9"><text:span text:style-name="T1"/></text:p>
      <text:p text:style-name="P9"><text:span text:style-name="T1"/></text:p>
      <text:p text:style-name="P9"><text:span text:style-name="T1"/></text:p>
      <text:p text:style-name="P8"><text:soft-page-break/><text:span text:style-name="T7">R</text:span><text:span text:style-name="T1">esults</text:span></text:p>
      <text:p text:style-name="P8"><text:span text:style-name="T1"/></text:p>
      <text:p text:style-name="P10"><text:span text:style-name="T1">Image results</text:span></text:p>
      <text:p text:style-name="P8"><text:span text:style-name="T1"/></text:p>
      <text:p text:style-name="P8"><text:span text:style-name="T1">The Fig. </text:span><text:span text:style-name="T6">XX</text:span><text:span text:style-name="T1"> show the results obtained using our median filter implementation compared to the ImageJ implementation </text:span><text:span text:style-name="T10">for a 360x288 8-bit image and a </text:span><text:span text:style-name="T12">5</text:span><text:span text:style-name="T10">x</text:span><text:span text:style-name="T12">5</text:span><text:span text:style-name="T10"> circular kernel</text:span><text:span text:style-name="T1">. </text:span><text:span text:style-name="T10">It can be noticed that the ImageJ result are slightly more blurred, and the slight difference between the ImageJ result and our implementation is shown on the </text:span><text:span text:style-name="T6">XX</text:span><text:span text:style-name="T10">. D image. </text:span><text:span text:style-name="T11">The differences are located on the internal border of the image.</text:span></text:p>
      <text:p text:style-name="P8"><text:span text:style-name="T11"/></text:p>
      <text:p text:style-name="P13"><text:span text:style-name="T11">B</text:span><text:span text:style-name="T1">enchmarks results</text:span></text:p>
      <text:p text:style-name="P13"><text:span text:style-name="T1"/></text:p>
      <text:p text:style-name="P14"><text:span text:style-name="T15">For the GPU implementation with </text:span><text:span text:style-name="T1">the 3x3 kernel, the execution time for the two smallest image is longer than the 3 bigger image</text:span><text:span text:style-name="T13">s, </text:span><text:span text:style-name="T16">but the times are very close for all the image resolution</text:span><text:span text:style-name="T1">. <text:s/></text:span><text:span text:style-name="T13">Times for 8-bit, 16-bit and float-32 appear similar, as the fastest execution between these 3 image type vary between the different resolution.</text:span></text:p>
      <text:p text:style-name="P15"><text:span text:style-name="T1">For the 7x7 kernel, only a slight increase in time is visible from the smallest image to the fourth biggest one, but there is a sharp rise in execution time for the 900x720 image. There is no noticeable difference between the different image types. </text:span><text:span text:style-name="T14">The times are overall slightly longer than for the 3x3 kernel. </text:span><text:span text:style-name="T16">For both kernel size </text:span></text:p>
      <text:p text:style-name="P15"><text:span text:style-name="T14"/></text:p>
      <text:p text:style-name="P16"><text:span text:style-name="T14">F</text:span><text:span text:style-name="T1">or the TIMES module implementation the graph has an identical profile for the 3x3 and 7x7 kernel, only with an overall much worse time for the 7x7 kernel for all image resolution. The execution time increase exponentially with the size of the image, </text:span><text:span text:style-name="T16">and float-32 is slightly slower than the other image types.</text:span><text:span text:style-name="T1"> The execution times are also much longer than for the GPU implementation.</text:span></text:p>
      <text:p text:style-name="P16"><text:span text:style-name="T1"/></text:p>
      <text:p text:style-name="P16"><text:span text:style-name="T1"/></text:p>
      <text:p text:style-name="P17"><text:span text:style-name="T1">For the ImageJ implmentation, the execution time increase linearly with the image size for both the 3x3 and 7x7 kernels. The execution time is noticeably slower for the 32-bit with a 7x7 kernel compared to the other image types, but not with a 3x3 kernel. </text:span></text:p>
      <text:p text:style-name="P15"><text:span text:style-name="T1"/></text:p>
      <text:p text:style-name="P8"><text:span text:style-name="T10"/></text:p>
      <text:p text:style-name="P8"><text:span text:style-name="T10"/></text:p>
      <text:p text:style-name="P8"><text:span text:style-name="T10"/></text:p>
      <text:p text:style-name="P8"><text:span text:style-name="T10"/></text:p>
      <text:p text:style-name="P10"><text:span text:style-name="T1">Discussion</text:span></text:p>
      <text:p text:style-name="P10"><text:span text:style-name="T1"/></text:p>
      <text:p text:style-name="P11"><text:span text:style-name="T1">Comparison of image results between ImageJ and our implementation</text:span></text:p>
      <text:p text:style-name="P11"><text:span text:style-name="T1"/></text:p>
      <text:p text:style-name="P12"><text:span text:style-name="T1">Slight differences between all </text:span><text:span text:style-name="T12">internal</text:span><text:span text:style-name="T1"> border are visible. </text:span><text:span text:style-name="T12">The results obtained with ImageJ are similar to what could be obtained with a larger kernel size with our implementation. This differences might be explained by a difference in the definition of circular kernel between ImageJ and the TIMES modules (how much of a pixel must be in the circle to be considered part of the kerne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21:44:38.739919015</meta:creation-date>
    <meta:generator>LibreOffice/5.1.2.2$Linux_X86_64 LibreOffice_project/10m0$Build-2</meta:generator>
    <dc:date>2018-02-13T01:20:54.343888880</dc:date>
    <meta:editing-duration>PT1H5M28S</meta:editing-duration>
    <meta:editing-cycles>17</meta:editing-cycles>
    <meta:document-statistic meta:table-count="0" meta:image-count="0" meta:object-count="0" meta:page-count="2" meta:paragraph-count="27" meta:word-count="858" meta:character-count="5063" meta:non-whitespace-character-count="4158"/>
  </office:meta>
</office:document-meta>
</file>